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5618in" fo:margin-right="0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8" style:family="paragraph" style:parent-style-name="Standard" style:master-page-name="">
      <loext:graphic-properties draw:fill="none"/>
      <style:paragraph-properties fo:margin-left="0.5618in" fo:margin-right="0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5983b0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5983b0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rcises <text:span text:style-name="T1">29/01/2025</text:span>:</text:p>
      <text:p text:style-name="P7">１．あの店のお菓子は高くないです。一緒に買い物をしませんか。</text:p>
      <text:p text:style-name="P7">２．日本と中国は近いです。日本とアルゼンチンは遠いです。</text:p>
      <text:p text:style-name="P7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1">９．私の友達は小さい店で新しい本を買います。</text:p>
      <text:p text:style-name="P1">１０．私の新聞は友達の小さい鞄の中です。</text:p>
      <text:p text:style-name="P2">１１．この時計は高くないです。買いましょう。</text:p>
      <text:p text:style-name="P2">１２．日本は素晴らしいです。寿司は美味しいです。そして、町はきれいです。</text:p>
      <text:p text:style-name="P2">１３．このデパートのトイレはきれいじゃないです。</text:p>
      <text:p text:style-name="P2">１４．カフェの仕事はどうですか。面白いです。つまらなくないです。</text:p>
      <text:p text:style-name="P9">Exercises 30/01/2025:</text:p>
      <text:p text:style-name="P12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3">から<text:span text:style-name="T2">(from) </text:span>まで<text:span text:style-name="T2">(to/until) to describe distances or change in location</text:span></text:p>
      <text:p text:style-name="P10">１．日本からマレーシアは五千キロメートルです。</text:p>
      <text:p text:style-name="P10">２．私は京都から東京まで新幹線で行きます。</text:p>
      <text:p text:style-name="P10">３．駅から学校まで何で行きますか。</text:p>
      <text:p text:style-name="P10">４．アメリカからブラジルまで飛行機で行きます。</text:p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1-30T14:12:10.696312397</dc:date>
    <meta:editing-duration>PT1H40M56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1" meta:paragraph-count="30" meta:word-count="643" meta:character-count="781" meta:non-whitespace-character-count="763"/>
  </office:meta>
</office:document-meta>
</file>